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08cm" style:rel-column-width="5220*"/>
    </style:style>
    <style:style style:name="Tabelle1.B" style:family="table-column">
      <style:table-column-properties style:column-width="9.253cm" style:rel-column-width="5246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style:font-name="Arial" fo:font-size="11pt" style:font-size-asian="11pt" style:font-name-complex="Arial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3f6c" officeooo:paragraph-rsid="001f3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18" officeooo:paragraph-rsid="00258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080a7"/>
    </style:style>
    <style:style style:name="T2" style:family="text">
      <style:text-properties officeooo:rsid="0021a789"/>
    </style:style>
    <style:style style:name="T3" style:family="text">
      <style:text-properties officeooo:rsid="00239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4">41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4">Gruppenticket ignorier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4">Ich als Nutzer möchte <text:span text:style-name="T1">die i</text:span>n der Inbox aufgelistete<text:span text:style-name="T1">n</text:span> Gruppenticket<text:span text:style-name="T1">s</text:span> ignorieren <text:span text:style-name="T2">können</text:span>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2">In der Inbox existiert hinter jedem Gruppenticket, dem der Nutzer nicht als Bearbeiter zugewiesen ist, ein “Ignorieren” Button</text:span></text:p>
            <text:p text:style-name="P1">- <text:span text:style-name="T2">durch Drücken des Buttons verschwindet das Gruppenticket aus der Inbox dauerhaft</text:span></text:p>
            <text:p text:style-name="P1">- <text:span text:style-name="T3">dieser Button existiert ebenfalls auf der Einzelticketansicht und verschwindet sobald das “Ignorieren” ausgeführt wird</text:span></text:p>
            <text:p text:style-name="P1">- <text:span text:style-name="T2">das Ticket kann weiterhin unter der Ansicht Gruppentickets angesehen und akzeptiert werd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6">2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6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6">9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6">2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6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0T10:59:29.958000000</dc:date>
    <meta:editing-cycles>12</meta:editing-cycles>
    <meta:editing-duration>PT2H22M50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2" meta:word-count="94" meta:character-count="687" meta:non-whitespace-character-count="615"/>
    <meta:template xlink:type="simple" xlink:actuate="onRequest" xlink:title="Normal" xlink:href=""/>
  </office:meta>
</office:document-meta>
</file>